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06_19-30-19_000.jpg</text:p>
          </table:table-cell>
          <table:table-cell table:style-name="ce20" office:value-type="string">
            <text:p>:PHOTO 面白いもの / 記録用 / occasion=雪が降った,loc=家の前、近く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PHOTO 面白いもの / 記録用 / occasion=雪が降った,loc=家の前、近く,other=~">
            <text:p>:PHOTO 面白いもの / 記録用 / occasion=雪が降った,loc=家の前、近く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06_19-30-26_000.jpg</text:p>
          </table:table-cell>
          <table:table-cell table:style-name="ce20" office:value-type="string">
            <text:p>:PHOTO 面白いもの / 記録用 / occasion=雪が降った,loc=家の前、近く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PHOTO 面白いもの / 記録用 / occasion=雪が降った,loc=家の前、近く,other=~">
            <text:p>:PHOTO 面白いもの / 記録用 / occasion=雪が降った,loc=家の前、近く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06_19-30-40_000.jpg</text:p>
          </table:table-cell>
          <table:table-cell table:style-name="ce20" office:value-type="string">
            <text:p>:PHOTO 面白いもの / 記録用 / occasion=雪が降った,loc=家の前、近く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PHOTO 面白いもの / 記録用 / occasion=雪が降った,loc=家の前、近く,other=~">
            <text:p>:PHOTO 面白いもの / 記録用 / occasion=雪が降った,loc=家の前、近く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06_19-31-49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06_19-32-00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06_19-32-02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06_19-32-09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06_19-32-15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06_19-32-20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06_19-32-23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06_19-32-35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06_19-32-43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06_19-32-46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06_19-32-55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2-01-06_19-32-59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2-01-06_19-33-06_000.jpg</text:p>
          </table:table-cell>
          <table:table-cell table:style-name="ce20" office:value-type="string">
            <text:p>:PHOTO 面白いもの / 記録用 / occasion=雪が降った,loc=デニーズ前交差点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PHOTO 面白いもの / 記録用 / occasion=雪が降った,loc=デニーズ前交差点,other=~">
            <text:p>:PHOTO 面白いもの / 記録用 / occasion=雪が降った,loc=デニーズ前交差点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2-01-06_19-35-59_000.jpg</text:p>
          </table:table-cell>
          <table:table-cell table:style-name="ce20" office:value-type="string">
            <text:p>:PHOTO 面白いもの / 記録用 / occasion=雪が降った,loc=宮前平公園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PHOTO 面白いもの / 記録用 / occasion=雪が降った,loc=宮前平公園,other=~">
            <text:p>:PHOTO 面白いもの / 記録用 / occasion=雪が降った,loc=宮前平公園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2-01-06_19-36-02_000.jpg</text:p>
          </table:table-cell>
          <table:table-cell table:style-name="ce20" office:value-type="string">
            <text:p>:PHOTO 面白いもの / 記録用 / occasion=雪が降った,loc=宮前平公園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PHOTO 面白いもの / 記録用 / occasion=雪が降った,loc=宮前平公園,other=~">
            <text:p>:PHOTO 面白いもの / 記録用 / occasion=雪が降った,loc=宮前平公園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2-01-06_19-36-05_000.jpg</text:p>
          </table:table-cell>
          <table:table-cell table:style-name="ce20" office:value-type="string">
            <text:p>:PHOTO 面白いもの / 記録用 / occasion=雪が降った,loc=宮前平公園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PHOTO 面白いもの / 記録用 / occasion=雪が降った,loc=宮前平公園,other=~">
            <text:p>:PHOTO 面白いもの / 記録用 / occasion=雪が降った,loc=宮前平公園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2022-01-06_19-36-18_000.jpg</text:p>
          </table:table-cell>
          <table:table-cell table:style-name="ce20" office:value-type="string">
            <text:p>:PHOTO 面白いもの / 記録用 / occasion=雪が降った,loc=宮前平公園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PHOTO 面白いもの / 記録用 / occasion=雪が降った,loc=宮前平公園,other=~">
            <text:p>:PHOTO 面白いもの / 記録用 / occasion=雪が降った,loc=宮前平公園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5" office:value-type="string">
            <text:p>2022-01-06_19-36-33_000.jpg</text:p>
          </table:table-cell>
          <table:table-cell table:style-name="ce20" office:value-type="string">
            <text:p>:PHOTO 面白いもの / 記録用 / occasion=雪が降った,loc=宮前平公園,other=~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PHOTO 面白いもの / 記録用 / occasion=雪が降った,loc=宮前平公園,other=~">
            <text:p>:PHOTO 面白いもの / 記録用 / occasion=雪が降った,loc=宮前平公園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5" office:value-type="string">
            <text:p>2022-01-06_20-36-58_000.jpg</text:p>
          </table:table-cell>
          <table:table-cell table:style-name="ce19" office:value-type="string">
            <text:p><text:s/>:m 食べた物 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 office:value-type="string">
            <text:p>2022-01-06_21-32-39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-*">
            <text:p>-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5" office:value-type="string">
            <text:p>2022-01-06_22-37-57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5" office:value-type="string">
            <text:p>2022-01-06_23-42-46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5" office:value-type="string">
            <text:p>2022-01-07_01-07-47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5" office:value-type="string">
            <text:p>2022-01-07_04-10-52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string" office:string-value=":m :PHOTO 起きた時刻 / 2021">
            <text:p>:m :PHOTO 起き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string">
            <text:p>2022-01-07_05-30-38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出発時間：部屋を出る時間</text:p>
          </table:table-cell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string" office:string-value=" :m 東和 PHOTO / 220107f / 高島町駅 / ブリシア高島町 / １名（電気の相番で、斎藤健二さん） / 川瀬メンテナンス（大旺新洋） / 出発時間：部屋を出る時間">
            <text:p><text:s/>:m 東和 PHOTO / 220107f / 高島町駅 / ブリシア高島町 / １名（電気の相番で、斎藤健二さん） / 川瀬メンテナンス（大旺新洋） / 出発時間：部屋を出る時間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string">
            <text:p>2022-01-07_05-39-07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出発時間</text:p>
          </table:table-cell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string" office:string-value=" :m 東和 PHOTO / 220107f / 高島町駅 / ブリシア高島町 / １名（電気の相番で、斎藤健二さん） / 川瀬メンテナンス（大旺新洋） / 出発時間">
            <text:p><text:s/>:m 東和 PHOTO / 220107f / 高島町駅 / ブリシア高島町 / １名（電気の相番で、斎藤健二さん） / 川瀬メンテナンス（大旺新洋） / 出発時間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2022-01-07_05-42-15_000.jpg</text:p>
          </table:table-cell>
          <table:table-cell table:style-name="ce20" office:value-type="string">
            <text:p>:PHOTO 面白いもの / 記録用 / occasion=雪が降った,loc=家の前；近く,other=雪かき、各戸のやり方</text:p>
          </table:table-cell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string" office:string-value=":PHOTO 面白いもの / 記録用 / occasion=雪が降った,loc=家の前；近く,other=雪かき、各戸のやり方">
            <text:p>:PHOTO 面白いもの / 記録用 / occasion=雪が降った,loc=家の前；近く,other=雪かき、各戸のやり方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5" office:value-type="string">
            <text:p>2022-01-07_05-42-25_000.jpg</text:p>
          </table:table-cell>
          <table:table-cell table:style-name="ce20" office:value-type="string">
            <text:p>:PHOTO 面白いもの / 記録用 / occasion=雪が降った,loc=家の前；近く,other=雪かき、各戸のやり方</text:p>
          </table:table-cell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string" office:string-value=":PHOTO 面白いもの / 記録用 / occasion=雪が降った,loc=家の前；近く,other=雪かき、各戸のやり方">
            <text:p>:PHOTO 面白いもの / 記録用 / occasion=雪が降った,loc=家の前；近く,other=雪かき、各戸のやり方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5" office:value-type="string">
            <text:p>2022-01-07_05-42-32_000.jpg</text:p>
          </table:table-cell>
          <table:table-cell table:style-name="ce20" office:value-type="string">
            <text:p>:PHOTO 面白いもの / 記録用 / occasion=雪が降った,loc=家の前；近く,other=雪かき、各戸のやり方</text:p>
          </table:table-cell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string" office:string-value=":PHOTO 面白いもの / 記録用 / occasion=雪が降った,loc=家の前；近く,other=雪かき、各戸のやり方">
            <text:p>:PHOTO 面白いもの / 記録用 / occasion=雪が降った,loc=家の前；近く,other=雪かき、各戸のやり方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string">
            <text:p>2022-01-07_07-04-05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現場状況 / N-35-27-28.979187 E-139-37-16.212158</text:p>
          </table:table-cell>
          <table:table-cell table:style-name="ce5"/>
          <table:table-cell table:style-name="ce5" table:formula="of:=[.F34]" office:value-type="string" office:string-value="N-35-27-28.979187 E-139-37-16.212158">
            <text:p>N-35-27-28.979187 E-139-37-16.212158</text:p>
          </table:table-cell>
          <table:table-cell table:style-name="ce5" office:value-type="string">
            <text:p>N-35-27-28.979187 E-139-37-16.212158</text:p>
          </table:table-cell>
          <table:table-cell table:style-name="ce40" table:formula="of:=IF([.E34]=&quot;&quot;;[.C34];CONCATENATE([.C34];&quot; / &quot;;[.E34]))" office:value-type="string" office:string-value=" :m 東和 PHOTO / 220107f / 高島町駅 / ブリシア高島町 / １名（電気の相番で、斎藤健二さん） / 川瀬メンテナンス（大旺新洋） / 現場状況 / N-35-27-28.979187 E-139-37-16.212158 / N-35-27-28.979187 E-139-37-16.212158">
            <text:p><text:s/>:m 東和 PHOTO / 220107f / 高島町駅 / ブリシア高島町 / １名（電気の相番で、斎藤健二さん） / 川瀬メンテナンス（大旺新洋） / 現場状況 / N-35-27-28.979187 E-139-37-16.212158 / N-35-27-28.979187 E-139-37-16.21215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5" office:value-type="string">
            <text:p>2022-01-07_07-04-17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現場状況 / N-35-27-27.660827 E-139-37-15.60791</text:p>
          </table:table-cell>
          <table:table-cell table:style-name="ce5"/>
          <table:table-cell table:style-name="ce5" table:formula="of:=[.F35]" office:value-type="string" office:string-value="N-35-27-27.660827 E-139-37-15.60791">
            <text:p>N-35-27-27.660827 E-139-37-15.60791</text:p>
          </table:table-cell>
          <table:table-cell table:style-name="ce5" office:value-type="string">
            <text:p>N-35-27-27.660827 E-139-37-15.60791</text:p>
          </table:table-cell>
          <table:table-cell table:style-name="ce40" table:formula="of:=IF([.E35]=&quot;&quot;;[.C35];CONCATENATE([.C35];&quot; / &quot;;[.E35]))" office:value-type="string" office:string-value=" :m 東和 PHOTO / 220107f / 高島町駅 / ブリシア高島町 / １名（電気の相番で、斎藤健二さん） / 川瀬メンテナンス（大旺新洋） / 現場状況 / N-35-27-27.660827 E-139-37-15.60791 / N-35-27-27.660827 E-139-37-15.60791">
            <text:p><text:s/>:m 東和 PHOTO / 220107f / 高島町駅 / ブリシア高島町 / １名（電気の相番で、斎藤健二さん） / 川瀬メンテナンス（大旺新洋） / 現場状況 / N-35-27-27.660827 E-139-37-15.60791 / N-35-27-27.660827 E-139-37-15.6079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5" office:value-type="string">
            <text:p>2022-01-07_07-04-31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現場状況 / N-35-27-27.756958 E-139-37-15.388183</text:p>
          </table:table-cell>
          <table:table-cell table:style-name="ce12"/>
          <table:table-cell table:style-name="ce5" table:formula="of:=[.F36]" office:value-type="string" office:string-value="N-35-27-27.756958 E-139-37-15.388183">
            <text:p>N-35-27-27.756958 E-139-37-15.388183</text:p>
          </table:table-cell>
          <table:table-cell table:style-name="ce5" office:value-type="string">
            <text:p>N-35-27-27.756958 E-139-37-15.388183</text:p>
          </table:table-cell>
          <table:table-cell table:style-name="ce40" table:formula="of:=IF([.E36]=&quot;&quot;;[.C36];CONCATENATE([.C36];&quot; / &quot;;[.E36]))" office:value-type="string" office:string-value=" :m 東和 PHOTO / 220107f / 高島町駅 / ブリシア高島町 / １名（電気の相番で、斎藤健二さん） / 川瀬メンテナンス（大旺新洋） / 現場状況 / N-35-27-27.756958 E-139-37-15.388183 / N-35-27-27.756958 E-139-37-15.388183">
            <text:p><text:s/>:m 東和 PHOTO / 220107f / 高島町駅 / ブリシア高島町 / １名（電気の相番で、斎藤健二さん） / 川瀬メンテナンス（大旺新洋） / 現場状況 / N-35-27-27.756958 E-139-37-15.388183 / N-35-27-27.756958 E-139-37-15.38818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5" office:value-type="string">
            <text:p>2022-01-07_07-05-16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現場状況 / N-35-27-28.072814 E-139-37-15.772705</text:p>
          </table:table-cell>
          <table:table-cell table:style-name="ce12"/>
          <table:table-cell table:style-name="ce5" table:formula="of:=[.F37]" office:value-type="string" office:string-value="N-35-27-28.072814 E-139-37-15.772705">
            <text:p>N-35-27-28.072814 E-139-37-15.772705</text:p>
          </table:table-cell>
          <table:table-cell table:style-name="ce5" office:value-type="string">
            <text:p>N-35-27-28.072814 E-139-37-15.772705</text:p>
          </table:table-cell>
          <table:table-cell table:style-name="ce40" table:formula="of:=IF([.E37]=&quot;&quot;;[.C37];CONCATENATE([.C37];&quot; / &quot;;[.E37]))" office:value-type="string" office:string-value=" :m 東和 PHOTO / 220107f / 高島町駅 / ブリシア高島町 / １名（電気の相番で、斎藤健二さん） / 川瀬メンテナンス（大旺新洋） / 現場状況 / N-35-27-28.072814 E-139-37-15.772705 / N-35-27-28.072814 E-139-37-15.772705">
            <text:p><text:s/>:m 東和 PHOTO / 220107f / 高島町駅 / ブリシア高島町 / １名（電気の相番で、斎藤健二さん） / 川瀬メンテナンス（大旺新洋） / 現場状況 / N-35-27-28.072814 E-139-37-15.772705 / N-35-27-28.072814 E-139-37-15.77270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5" office:value-type="string">
            <text:p>2022-01-07_21-00-52_000.jpg</text:p>
          </table:table-cell>
          <table:table-cell table:style-name="ce19" office:value-type="string">
            <text:p><text:s/>:m 食べた物 <text:s/>/ N-35-35-28.683471 E-139-34-49.379882</text:p>
          </table:table-cell>
          <table:table-cell table:style-name="ce19"/>
          <table:table-cell table:style-name="ce5" table:formula="of:=[.F38]" office:value-type="string" office:string-value="N-35-35-28.683471 E-139-34-49.379882">
            <text:p>N-35-35-28.683471 E-139-34-49.379882</text:p>
          </table:table-cell>
          <table:table-cell table:style-name="ce5" office:value-type="string">
            <text:p>N-35-35-28.683471 E-139-34-49.379882</text:p>
          </table:table-cell>
          <table:table-cell table:style-name="ce40" table:formula="of:=IF([.E38]=&quot;&quot;;[.C38];CONCATENATE([.C38];&quot; / &quot;;[.E38]))" office:value-type="string" office:string-value=" :m 食べた物  / N-35-35-28.683471 E-139-34-49.379882 / N-35-35-28.683471 E-139-34-49.379882">
            <text:p><text:s/>:m 食べた物 <text:s/>/ N-35-35-28.683471 E-139-34-49.379882 / N-35-35-28.683471 E-139-34-49.37988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5" office:value-type="string">
            <text:p>2022-01-08_03-23-09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string">
            <text:p>2022-01-08_13-56-17_000.jpg</text:p>
          </table:table-cell>
          <table:table-cell table:style-name="ce19" office:value-type="string">
            <text:p>:m :th / topic=~ / content=`モーツァルト`。何がいいのか？分からない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string" office:string-value=":m :th / topic=~ / content=`モーツァルト`。何がいいのか？分からない / lang=ja">
            <text:p>:m :th / topic=~ / content=`モーツァルト`。何がいいのか？分からない / lang=ja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5" office:value-type="string">
            <text:p>2022-01-08_13-58-07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string" office:string-value=":m :PHOTO 起きた時刻 / 2021">
            <text:p>:m :PHOTO 起き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5" office:value-type="string">
            <text:p>2022-01-08_14-42-33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日報</text:p>
          </table:table-cell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string" office:string-value=" :m 東和 PHOTO / 220107f / 高島町駅 / ブリシア高島町 / １名（電気の相番で、斎藤健二さん） / 川瀬メンテナンス（大旺新洋） / 日報">
            <text:p><text:s/>:m 東和 PHOTO / 220107f / 高島町駅 / ブリシア高島町 / １名（電気の相番で、斎藤健二さん） / 川瀬メンテナンス（大旺新洋） / 日報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5" office:value-type="string">
            <text:p>2022-01-08_16-49-52_000.jpg</text:p>
          </table:table-cell>
          <table:table-cell table:style-name="ce19" office:value-type="string">
            <text:p>:m RES #*# / free# JVEMV6 68#_150:1 / 68. theoretical-physics(tp) / w=~,topics=エルミート行列(eman),other=calc+:(M-λE),s=~,i=~,doc=r-9-1~11.1#8.1</text:p>
          </table:table-cell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string" office:string-value=":m RES #*# / free# JVEMV6 68#_150:1 / 68. theoretical-physics(tp) / w=~,topics=エルミート行列(eman),other=calc+:(M-λE),s=~,i=~,doc=r-9-1~11.1#8.1">
            <text:p>:m RES #*# / free# JVEMV6 68#_150:1 / 68. theoretical-physics(tp) / w=~,topics=エルミート行列(eman),other=calc+:(M-λE),s=~,i=~,doc=r-9-1~11.1#8.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5" office:value-type="string">
            <text:p>2022-01-08_17-30-17_000.jpg</text:p>
          </table:table-cell>
          <table:table-cell table:style-name="ce19" office:value-type="string">
            <text:p>:m #*# RES / JVEMV6 64#140-7.2 / 『煙草問屋扱方一件他』 / w=煙草問屋共へ～指止候事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string" office:string-value=":m #*# RES / JVEMV6 64#140-7.2 / 『煙草問屋扱方一件他』 / w=煙草問屋共へ～指止候事 / p.~ / topic=~,other=~">
            <text:p>:m #*# RES / JVEMV6 64#140-7.2 / 『煙草問屋扱方一件他』 / w=煙草問屋共へ～指止候事 / p.~ / topic=~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5" office:value-type="string">
            <text:p>2022-01-08_21-13-42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5" office:value-type="string">
            <text:p>2022-01-08_23-20-57_000.jpg</text:p>
          </table:table-cell>
          <table:table-cell table:style-name="ce19" office:value-type="string">
            <text:p>:m RES #*# / free# JVEMV6 68#_-- / 68. theoretical-physics(tp) / w=(A*A^*),topics=eman氏のページから：随伴行列。性質,other=,s=~,i=~,doc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string" office:string-value=":m RES #*# / free# JVEMV6 68#_-- / 68. theoretical-physics(tp) / w=(A*A^*),topics=eman氏のページから：随伴行列。性質,other=,s=~,i=~,doc=~">
            <text:p>:m RES #*# / free# JVEMV6 68#_-- / 68. theoretical-physics(tp) / w=(A*A^*),topics=eman氏のページから：随伴行列。性質,other=,s=~,i=~,doc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5" office:value-type="string">
            <text:p>2022-01-08_23-21-17_000.jpg</text:p>
          </table:table-cell>
          <table:table-cell table:style-name="ce19" office:value-type="string">
            <text:p>:m RES #*# / free# JVEMV6 68#_-- / 68. theoretical-physics(tp) / w=(&lt;H*x-&gt;|H*y-&gt;=&lt;H^(*)*x-&gt;|H^(*)*y-&gt;),topics=eman氏のページから：エルミート行列。ブラケット。性質,other=,s=~,i=~,doc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string" office:string-value=":m RES #*# / free# JVEMV6 68#_-- / 68. theoretical-physics(tp) / w=(&lt;H*x-&gt;|H*y-&gt;=&lt;H^(*)*x-&gt;|H^(*)*y-&gt;),topics=eman氏のページから：エルミート行列。ブラケット。性質,other=,s=~,i=~,doc=~">
            <text:p>:m RES #*# / free# JVEMV6 68#_-- / 68. theoretical-physics(tp) / w=(&lt;H*x-&gt;|H*y-&gt;=&lt;H^(*)*x-&gt;|H^(*)*y-&gt;),topics=eman氏のページから：エルミート行列。ブラケット。性質,other=,s=~,i=~,doc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08_18-20-40_000.mp4</text:p>
          </table:table-cell>
          <table:table-cell table:style-name="ce12" office:value-type="string">
            <text:p>:VIDEO / @自室 / 記録 / jap.flute / 演奏、play / R=1 / todays-melody,genr=~,for=~,Re+,other=~;sounds:~</text:p>
          </table:table-cell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string" office:string-value=":VIDEO / @自室 / 記録 / jap.flute / 演奏、play / R=1 / todays-melody,genr=~,for=~,Re+,other=~;sounds:~">
            <text:p>:VIDEO / @自室 / 記録 / jap.flute / 演奏、play / R=1 / todays-melody,genr=~,for=~,Re+,other=~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08_18-23-52_000.mp4</text:p>
          </table:table-cell>
          <table:table-cell table:style-name="ce12" office:value-type="string">
            <text:p>:VIDEO / @自室 / 記録 / jap.flute / 演奏、play / R=2 / todays-melody,genr=~,for=~,Re+,other=~;sounds:~</text:p>
          </table:table-cell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string" office:string-value=":VIDEO / @自室 / 記録 / jap.flute / 演奏、play / R=2 / todays-melody,genr=~,for=~,Re+,other=~;sounds:~">
            <text:p>:VIDEO / @自室 / 記録 / jap.flute / 演奏、play / R=2 / todays-melody,genr=~,for=~,Re+,other=~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08_18-41-45_000.mp4</text:p>
          </table:table-cell>
          <table:table-cell table:style-name="ce12" office:value-type="string">
            <text:p>:VIDEO / @自室 / 記録 / jap.flute / 演奏、play / R=3 / todays-melody,genr=~,for=~,Re+,other=~;sounds:~</text:p>
          </table:table-cell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string" office:string-value=":VIDEO / @自室 / 記録 / jap.flute / 演奏、play / R=3 / todays-melody,genr=~,for=~,Re+,other=~;sounds:~">
            <text:p>:VIDEO / @自室 / 記録 / jap.flute / 演奏、play / R=3 / todays-melody,genr=~,for=~,Re+,other=~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08_18-56-02_000.mp4</text:p>
          </table:table-cell>
          <table:table-cell table:style-name="ce12" office:value-type="string">
            <text:p>:VIDEO / @自室 / 記録 / jap.flute-bamboo / 演奏、play / R=1 / genr=todays-melody,Re+,R=1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string" office:string-value=":VIDEO / @自室 / 記録 / jap.flute-bamboo / 演奏、play / R=1 / genr=todays-melody,Re+,R=1,other=~">
            <text:p>:VIDEO / @自室 / 記録 / jap.flute-bamboo / 演奏、play / R=1 / genr=todays-melody,Re+,R=1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2022/01/09</text:date>, <text:time>00:2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09T00:20:26.06</dc:date>
    <dc:creator>iwabuchi ken</dc:creator>
    <meta:editing-duration>P41DT18H54M8S</meta:editing-duration>
    <meta:editing-cycles>14183</meta:editing-cycles>
    <meta:document-statistic meta:table-count="1" meta:cell-count="521" meta:object-count="0"/>
    <meta:user-defined meta:name="qrichtext">1</meta:user-defined>
  </office:meta>
</office:document-meta>
</file>